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0.379cm" fo:min-width="2.374cm"/>
    </style:style>
    <style:style style:name="gr2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2.417cm" fo:min-width="3.564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="none" draw:textarea-vertical-align="middle" draw:auto-grow-height="false" fo:min-height="5.464cm" fo:min-width="10.929cm"/>
    </style:style>
    <style:style style:name="gr5" style:family="graphic" style:parent-style-name="standard">
      <style:graphic-properties svg:stroke-color="#000000" draw:fill="none" draw:textarea-vertical-align="middle" draw:auto-grow-height="false" fo:min-height="8.662cm" fo:min-width="10.5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064cm" svg:height="0.889cm" svg:x="1.127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064cm" svg:height="2.667cm" svg:x="1.127cm" svg:y="10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064cm" svg:height="0.889cm" svg:x="1.12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2" draw:layer="layout" svg:x1="5.191cm" svg:y1="11.668cm" svg:x2="8.112cm" svg:y2="10.725cm">
          <text:p/>
        </draw:line>
        <draw:custom-shape draw:style-name="gr4" draw:text-style-name="P3" draw:layer="layout" svg:width="12.065cm" svg:height="6.35cm" svg:x="8.112cm" svg:y="9.20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.065cm" svg:height="9.906cm" svg:x="8.112cm" svg:y="16.31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556cm" svg:y1="13.319cm" svg:x2="7.604cm" svg:y2="22.409cm">
          <text:p/>
        </draw:line>
        <draw:frame draw:style-name="gr6" draw:text-style-name="P5" draw:layer="layout" svg:width="2.191cm" svg:height="0.962cm" svg:x="9.744cm" svg:y="8.874cm">
          <draw:text-box>
            <text:p text:style-name="P4">users</text:p>
          </draw:text-box>
        </draw:frame>
        <draw:frame draw:style-name="gr6" draw:text-style-name="P5" draw:layer="layout" svg:width="3.571cm" svg:height="0.962cm" svg:x="10.252cm" svg:y="15.859cm">
          <draw:text-box>
            <text:p text:style-name="P4">2019 / año</text:p>
          </draw:text-box>
        </draw:frame>
        <draw:frame draw:style-name="gr6" draw:text-style-name="P6" draw:layer="layout" svg:width="5.26cm" svg:height="5.228cm" svg:x="9.001cm" svg:y="9.963cm">
          <draw:text-box>
            <text:p>no_empleado:</text:p>
            <text:p>nombre:</text:p>
            <text:p>foto:</text:p>
            <text:p>email:</text:p>
            <text:p>movil_id: FpJS</text:p>
            <text:p><text:span text:style-name="T1">departamento:</text:span>[↓]</text:p>
            <text:p>ubicacion:[↓]</text:p>
          </draw:text-box>
        </draw:frame>
        <draw:frame draw:style-name="gr6" draw:text-style-name="P6" draw:layer="layout" svg:width="8.211cm" svg:height="8.783cm" svg:x="9.075cm" svg:y="17.502cm">
          <draw:text-box>
            <text:p>dia:</text:p>
            <text:p>entrada: | salida:</text:p>
            <text:p>grupo:</text:p>
            <text:p>latitud:</text:p>
            <text:p>longitud:</text:p>
            <text:p>nombre:</text:p>
            <text:p>periodo_de:</text:p>
            <text:p>periodo_a:</text:p>
            <text:p>retraso:</text:p>
            <text:p>semana:</text:p>
            <text:p>xtra1:{unidad donde checo}</text:p>
            <text:p>xtra2:</text:p>
          </draw:text-box>
        </draw:frame>
        <draw:line draw:style-name="gr3" draw:text-style-name="P2" draw:layer="layout" svg:x1="3.413cm" svg:y1="9.763cm" svg:x2="8.112cm" svg:y2="3.613cm">
          <text:p/>
        </draw:line>
        <draw:custom-shape draw:style-name="gr4" draw:text-style-name="P3" draw:layer="layout" svg:width="12.065cm" svg:height="6.35cm" svg:x="8.112cm" svg:y="2.08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.024cm" svg:height="0.962cm" svg:x="9.744cm" svg:y="1.762cm">
          <draw:text-box>
            <text:p text:style-name="P4">checadores</text:p>
          </draw:text-box>
        </draw:frame>
        <draw:frame draw:style-name="gr6" draw:text-style-name="P6" draw:layer="layout" svg:width="5.43cm" svg:height="3.095cm" svg:x="9.001cm" svg:y="3.251cm">
          <draw:text-box>
            <text:p>id_maquina:FpJS</text:p>
            <text:p>Latitud:</text:p>
            <text:p>Longitud:</text:p>
            <text:p/>
          </draw:text-box>
        </draw:frame>
        <draw:frame draw:style-name="gr6" draw:text-style-name="P8" draw:layer="layout" svg:width="10.861cm" svg:height="0.725cm" svg:x="8.775cm" svg:y="16.601cm">
          <draw:text-box>
            <text:p text:style-name="P7"><text:span text:style-name="T2">2019/04_Abril/Semana17/Nombre/day/Entrada||Salida/</text:span></text:p>
          </draw:text-box>
        </draw:frame>
        <draw:frame draw:style-name="gr6" draw:text-style-name="P8" draw:layer="layout" svg:width="9.485cm" svg:height="0.725cm" svg:x="8.775cm" svg:y="2.524cm">
          <draw:text-box>
            <text:p text:style-name="P7"><text:span text:style-name="T2">ubicacion(juarez||chihuahua)/plaza/id_maquina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08:12:56.555000000</meta:creation-date>
    <meta:print-date>2019-04-25T09:19:00.526000000</meta:print-date>
    <dc:date>2019-04-25T12:20:51.237000000</dc:date>
    <meta:editing-duration>PT2H57M1S</meta:editing-duration>
    <meta:editing-cycles>1</meta:editing-cycles>
    <meta:document-statistic meta:object-count="18"/>
    <meta:generator>LibreOffice/6.2.3.2$Windows_X86_64 LibreOffice_project/aecc05fe267cc68dde00352a451aa867b3b546ac</meta:generator>
  </office:meta>
</office:document-meta>
</file>